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01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officeooo:rsid="004db413" officeooo:paragraph-rsid="004db413"/>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0" style:family="paragraph" style:parent-style-name="Standard">
      <style:text-properties style:font-name="Roboto Light" officeooo:rsid="0038af21" officeooo:paragraph-rsid="005050c0"/>
    </style:style>
    <style:style style:name="P11" style:family="paragraph" style:parent-style-name="Standard">
      <style:text-properties style:font-name="Roboto Light" officeooo:rsid="001e4714" officeooo:paragraph-rsid="005050c0"/>
    </style:style>
    <style:style style:name="P12" style:family="paragraph" style:parent-style-name="Standard">
      <style:text-properties style:font-name="Roboto Light" officeooo:paragraph-rsid="005050c0"/>
    </style:style>
    <style:style style:name="P13" style:family="paragraph" style:parent-style-name="Standard">
      <style:paragraph-properties fo:text-align="start" style:justify-single-word="false"/>
      <style:text-properties style:font-name="Roboto Light2" officeooo:paragraph-rsid="005050c0"/>
    </style:style>
    <style:style style:name="P14" style:family="paragraph" style:parent-style-name="Standard">
      <style:paragraph-properties fo:text-align="start" style:justify-single-word="false"/>
      <style:text-properties style:font-name="Roboto Light2" fo:font-size="9pt" style:font-size-asian="9pt" style:font-size-complex="9pt"/>
    </style:style>
    <style:style style:name="P15" style:family="paragraph" style:parent-style-name="Standard">
      <style:text-properties style:font-name="Roboto Light2" fo:font-size="9pt" fo:font-weight="normal" style:font-size-asian="9pt" style:font-weight-asian="normal" style:font-size-complex="9pt" style:font-weight-complex="normal"/>
    </style:style>
    <style:style style:name="P16"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7" style:family="paragraph" style:parent-style-name="Standard">
      <style:text-properties style:font-name="Roboto Light2" officeooo:paragraph-rsid="005050c0"/>
    </style:style>
    <style:style style:name="P18" style:family="paragraph" style:parent-style-name="Standard">
      <style:text-properties fo:color="#000000" style:font-name="Roboto Light1" fo:font-size="9pt" style:font-size-asian="9pt" style:font-size-complex="9pt"/>
    </style:style>
    <style:style style:name="P19" style:family="paragraph" style:parent-style-name="Standard">
      <style:text-properties style:font-name="Roboto Light1" fo:font-size="9pt" style:font-name-asian="Arial" style:font-size-asian="9pt" style:font-name-complex="Arial" style:font-size-complex="9pt"/>
    </style:style>
    <style:style style:name="P20" style:family="paragraph" style:parent-style-name="Standard">
      <style:text-properties style:font-name="Roboto Light1" fo:font-size="9pt" fo:font-weight="normal" style:font-size-asian="9pt" style:font-weight-asian="normal" style:font-size-complex="9pt" style:font-weight-complex="normal"/>
    </style:style>
    <style:style style:name="P21" style:family="paragraph" style:parent-style-name="Standard">
      <style:text-properties officeooo:paragraph-rsid="005050c0"/>
    </style:style>
    <style:style style:name="P22" style:family="paragraph" style:parent-style-name="Standard">
      <style:text-properties officeooo:rsid="0061c42c" officeooo:paragraph-rsid="00626c66"/>
    </style:style>
    <style:style style:name="P23" style:family="paragraph" style:parent-style-name="Small">
      <style:paragraph-properties fo:text-align="start" style:justify-single-word="false">
        <style:tab-stops>
          <style:tab-stop style:position="1.0819in"/>
        </style:tab-stops>
      </style:paragraph-properties>
      <style:text-properties fo:color="#c0c0c0"/>
    </style:style>
    <style:style style:name="P24" style:family="paragraph" style:parent-style-name="Small">
      <style:paragraph-properties>
        <style:tab-stops>
          <style:tab-stop style:position="3.2591in" style:type="center"/>
          <style:tab-stop style:position="6.0492in" style:type="right"/>
        </style:tab-stops>
      </style:paragraph-properties>
    </style:style>
    <style:style style:name="P2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7"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8" style:family="paragraph" style:parent-style-name="Standard">
      <style:paragraph-properties fo:margin-left="0in" fo:margin-right="0in" fo:text-indent="0in" style:auto-text-indent="false"/>
      <style:text-properties style:use-window-font-color="true" style:font-name="Humnst777 Lt BT1"/>
    </style:style>
    <style:style style:name="P29"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30" style:family="paragraph" style:parent-style-name="Standard">
      <style:paragraph-properties fo:hyphenation-ladder-count="no-limit" style:shadow="none"/>
      <style:text-properties fo:hyphenate="true" fo:hyphenation-remain-char-count="2" fo:hyphenation-push-char-count="2"/>
    </style:style>
    <style:style style:name="P31" style:family="paragraph" style:parent-style-name="Standard">
      <style:paragraph-properties fo:margin-top="0.0138in" fo:margin-bottom="0in" style:contextual-spacing="false" fo:text-align="start" style:justify-single-word="false" style:vertical-align="middle"/>
    </style:style>
    <style:style style:name="P32"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3"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4"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5"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text-properties officeooo:rsid="006651ce" officeooo:paragraph-rsid="006f78a1"/>
    </style:style>
    <style:style style:name="P39" style:family="paragraph" style:parent-style-name="Table_20_Contents">
      <style:paragraph-properties fo:text-align="center" style:justify-single-word="false"/>
      <style:text-properties officeooo:rsid="0068865f" officeooo:paragraph-rsid="0068865f"/>
    </style:style>
    <style:style style:name="P40" style:family="paragraph" style:parent-style-name="Table_20_Contents">
      <style:paragraph-properties fo:text-align="center" style:justify-single-word="false"/>
      <style:text-properties officeooo:rsid="0068865f" officeooo:paragraph-rsid="006f78a1"/>
    </style:style>
    <style:style style:name="P41" style:family="paragraph" style:parent-style-name="Table_20_Contents">
      <style:paragraph-properties fo:text-align="center" style:justify-single-word="false" fo:background-color="#cccccc">
        <style:background-image/>
      </style:paragraph-properties>
      <style:text-properties officeooo:rsid="006f78a1" officeooo:paragraph-rsid="006f78a1" fo:background-color="transparent"/>
    </style:style>
    <style:style style:name="P42" style:family="paragraph" style:parent-style-name="Table_20_Contents">
      <style:paragraph-properties fo:text-align="center" style:justify-single-word="false" fo:background-color="#cccccc">
        <style:background-image/>
      </style:paragraph-properties>
      <style:text-properties officeooo:rsid="006f78a1" officeooo:paragraph-rsid="006f78a1"/>
    </style:style>
    <style:style style:name="P43" style:family="paragraph" style:parent-style-name="Table_20_Contents">
      <style:text-properties officeooo:rsid="006651ce" officeooo:paragraph-rsid="006651ce"/>
    </style:style>
    <style:style style:name="P44" style:family="paragraph" style:parent-style-name="Table_20_Contents">
      <style:paragraph-properties fo:text-align="center" style:justify-single-word="false"/>
      <style:text-properties officeooo:rsid="0068865f" officeooo:paragraph-rsid="0068865f"/>
    </style:style>
    <style:style style:name="P45" style:family="paragraph" style:parent-style-name="Table_20_Contents">
      <style:text-properties officeooo:rsid="00787751" officeooo:paragraph-rsid="00787751"/>
    </style:style>
    <style:style style:name="P46" style:family="paragraph" style:parent-style-name="Table_20_Contents">
      <style:text-properties officeooo:rsid="0078bd10" officeooo:paragraph-rsid="0078bd10"/>
    </style:style>
    <style:style style:name="P47" style:family="paragraph" style:parent-style-name="Heading_20_1">
      <style:text-properties officeooo:paragraph-rsid="006f78a1"/>
    </style:style>
    <style:style style:name="P48" style:family="paragraph" style:parent-style-name="Standard" style:master-page-name="PITC_5f_title_5f_page">
      <style:paragraph-properties style:page-number="auto"/>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734d83"/>
    </style:style>
    <style:style style:name="T6"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945in" draw:visible-area-height="1.42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32">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8"/>
      <text:p text:style-name="Standard"/>
      <text:p text:style-name="Standard"/>
      <text:p text:style-name="Standard"/>
      <text:p text:style-name="P9">[TITLE_FUNCTION]</text:p>
      <text:p text:style-name="P8"/>
      <text:p text:style-name="Standard"><draw:frame draw:style-name="fr8" draw:name="pitc_abstract" text:anchor-type="paragraph" svg:x="0.002in" svg:y="0.0138in" svg:width="6.0457in" draw:z-index="1"><draw:text-box fo:min-height="0.6917in"><text:p text:style-name="P33">D<text:span text:style-name="T4">ie</text:span> vorliegende <text:span text:style-name="T4">Fachwissensskala</text:span> ist nur für die aufgeführte Empfängerfirma bestimmt. </text:p><text:p text:style-name="P33">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34">Erstellt für</text:p>
          </table:table-cell>
          <table:table-cell table:style-name="Table4.A1" office:value-type="string">
            <text:p text:style-name="P21"><draw:frame draw:style-name="fr9" draw:name="pitc_created_for" text:anchor-type="paragraph" svg:x="0.0354in" svg:y="0.0354in" svg:width="2.2201in" draw:z-index="13"><draw:text-box fo:min-height="0.2193in"><text:p text:style-name="P16">@company</text:p></draw:text-box></draw:frame></text:p>
          </table:table-cell>
        </table:table-row>
      </table:table>
      <text:p text:style-name="P21"/>
      <text:p text:style-name="P12"/>
      <text:p text:style-name="P12"/>
      <table:table table:name="Table3" table:style-name="Table3">
        <table:table-column table:style-name="Table3.A"/>
        <table:table-column table:style-name="Table3.B"/>
        <table:table-row>
          <table:table-cell table:style-name="Table3.A1" office:value-type="string">
            <text:p text:style-name="P35">Kontaktperson</text:p>
          </table:table-cell>
          <table:table-cell table:style-name="Table3.A1" office:value-type="string">
            <text:p text:style-name="P21"><draw:frame draw:style-name="fr10" draw:name="pitc_contact_to_name" text:anchor-type="paragraph" svg:x="0.0354in" svg:y="0.0354in" svg:width="2.2201in" svg:height="0.3008in" draw:z-index="12"><draw:text-box><text:p text:style-name="P15">@contact</text:p></draw:text-box></draw:fram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35">Telefon</text:p>
          </table:table-cell>
          <table:table-cell table:style-name="Table2.A1" office:value-type="string">
            <text:p text:style-name="P21"><draw:frame draw:style-name="fr10" draw:name="pitc_contact_to_phone" text:anchor-type="paragraph" svg:x="0.0354in" svg:y="0.0354in" svg:width="2.2201in" svg:height="0.2992in" draw:z-index="14"><draw:text-box><text:p text:style-name="P20">@phonenumber</text:p></draw:text-box></draw:frame></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35">E-Mail</text:p>
          </table:table-cell>
          <table:table-cell table:style-name="Table7.A1" office:value-type="string">
            <text:p text:style-name="P21"><draw:frame draw:style-name="fr10" draw:name="pitc_contact_to_mail" text:anchor-type="paragraph" svg:x="0.0354in" svg:y="0.0354in" svg:width="2.2201in" svg:height="0.2992in" draw:z-index="11"><draw:text-box><text:p text:style-name="P19">@email</text:p></draw:text-box></draw:frame></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35">Datum</text:p>
          </table:table-cell>
          <table:table-cell table:style-name="Table6.A1" office:value-type="string">
            <text:p text:style-name="P21"><draw:frame draw:style-name="fr11" draw:name="pitc_date_display" text:anchor-type="paragraph" svg:x="0.0354in" svg:y="0.0354in" svg:width="2.2201in" svg:height="0.2992in" draw:z-index="9"><draw:text-box><text:p text:style-name="P18">@exportdate</text:p></draw:text-box></draw:frame></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35">Version</text:p>
          </table:table-cell>
          <table:table-cell table:style-name="Table9.A1" office:value-type="string">
            <text:p text:style-name="P21"><draw:frame draw:style-name="fr11" draw:name="pitc_version" text:anchor-type="paragraph" svg:x="0.0354in" svg:y="0.0354in" svg:width="2.2201in" svg:height="0.2992in" draw:z-index="10"><draw:text-box><text:p text:style-name="P14"><text:user-defined style:data-style-name="N0" text:name="Info 2">2.4</text:user-defined></text:p></draw:text-box></draw:frame></text:p>
          </table:table-cell>
        </table:table-row>
      </table:table>
      <text:p text:style-name="P12"/>
      <text:p text:style-name="P1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7">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9">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7">Professional</text:p>
          </table:table-cell>
          <table:table-cell table:style-name="Tabelle7.B2" office:value-type="string">
            <text:p text:style-name="P30">Ich habe praktische Erfahrung und kenne mich mit den meisten Funktionalitäten und Problemen aus.</text:p>
          </table:table-cell>
        </table:table-row>
        <table:table-row>
          <table:table-cell table:style-name="Tabelle7.A2" office:value-type="string">
            <text:p text:style-name="P27">Senior</text:p>
          </table:table-cell>
          <table:table-cell table:style-name="Tabelle7.B2" office:value-type="string">
            <text:p text:style-name="P28">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7">Expert </text:p>
          </table:table-cell>
          <table:table-cell table:style-name="Tabelle7.B2" office:value-type="string">
            <text:p text:style-name="P28">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2"/>
      <text:p text:style-name="P22"/>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41">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36">[TOPIC]</text:p>
          </table:table-cell>
          <table:table-cell table:style-name="LINUXDISTRIBUTIONEN.A2" office:value-type="string">
            <text:p text:style-name="P36">[EXPERIENCE]</text:p>
          </table:table-cell>
          <table:table-cell table:style-name="LINUXDISTRIBUTIONEN.A2" office:value-type="string">
            <text:p text:style-name="P36">[PROJECTS]</text:p>
          </table:table-cell>
          <table:table-cell table:style-name="LINUXDISTRIBUTIONEN.A2" office:value-type="string">
            <text:p text:style-name="P36">[LAST_USE]</text:p>
          </table:table-cell>
          <table:table-cell table:style-name="LINUXDISTRIBUTIONEN.A2" office:value-type="string">
            <text:p text:style-name="P39">[TRAINEE]</text:p>
          </table:table-cell>
          <table:table-cell table:style-name="LINUXDISTRIBUTIONEN.A2" office:value-type="string">
            <text:p text:style-name="P39">[JUNIOR]</text:p>
          </table:table-cell>
          <table:table-cell table:style-name="LINUXDISTRIBUTIONEN.A2" office:value-type="string">
            <text:p text:style-name="P39">[PROFESSIONAL]</text:p>
          </table:table-cell>
          <table:table-cell table:style-name="LINUXDISTRIBUTIONEN.A2" office:value-type="string">
            <text:p text:style-name="P39">[SENIOR]</text:p>
          </table:table-cell>
          <table:table-cell table:style-name="LINUXDISTRIBUTIONEN.A2" office:value-type="string">
            <text:p text:style-name="P39">[EXPERT]</text:p>
          </table:table-cell>
          <table:table-cell table:style-name="LINUXDISTRIBUTIONEN.J2" office:value-type="string">
            <text:p text:style-name="P36">[COMMENT]</text:p>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42">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37">[TOPIC]</text:p>
          </table:table-cell>
          <table:table-cell table:style-name="LINUXSYSTEM-_26_CONFIGURATION-MANAGEMENT.A2" office:value-type="string">
            <text:p text:style-name="P37">[EXPERIENCE]</text:p>
          </table:table-cell>
          <table:table-cell table:style-name="LINUXSYSTEM-_26_CONFIGURATION-MANAGEMENT.A2" office:value-type="string">
            <text:p text:style-name="P37">[PROJECTS]</text:p>
          </table:table-cell>
          <table:table-cell table:style-name="LINUXSYSTEM-_26_CONFIGURATION-MANAGEMENT.A2" office:value-type="string">
            <text:p text:style-name="P37">[LAST_USE]</text:p>
          </table:table-cell>
          <table:table-cell table:style-name="LINUXSYSTEM-_26_CONFIGURATION-MANAGEMENT.A2" office:value-type="string">
            <text:p text:style-name="P39">[TRAINEE]</text:p>
          </table:table-cell>
          <table:table-cell table:style-name="LINUXSYSTEM-_26_CONFIGURATION-MANAGEMENT.A2" office:value-type="string">
            <text:p text:style-name="P39">[JUNIOR]</text:p>
          </table:table-cell>
          <table:table-cell table:style-name="LINUXSYSTEM-_26_CONFIGURATION-MANAGEMENT.A2" office:value-type="string">
            <text:p text:style-name="P39">[PROFESSIONAL]</text:p>
          </table:table-cell>
          <table:table-cell table:style-name="LINUXSYSTEM-_26_CONFIGURATION-MANAGEMENT.A2" office:value-type="string">
            <text:p text:style-name="P39">[SENIOR]</text:p>
          </table:table-cell>
          <table:table-cell table:style-name="LINUXSYSTEM-_26_CONFIGURATION-MANAGEMENT.A2" office:value-type="string">
            <text:p text:style-name="P39">[EXPERT]</text:p>
          </table:table-cell>
          <table:table-cell table:style-name="LINUXSYSTEM-_26_CONFIGURATION-MANAGEMENT.J2" office:value-type="string">
            <text:p text:style-name="P37">[COMMENT]</text:p>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42">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37">[TOPIC]</text:p>
          </table:table-cell>
          <table:table-cell table:style-name="MONITORING.A2" office:value-type="string">
            <text:p text:style-name="P37">[EXPERIENCE]</text:p>
          </table:table-cell>
          <table:table-cell table:style-name="MONITORING.A2" office:value-type="string">
            <text:p text:style-name="P37">[PROJECTS]</text:p>
          </table:table-cell>
          <table:table-cell table:style-name="MONITORING.A2" office:value-type="string">
            <text:p text:style-name="P38">[LAST_USE]</text:p>
          </table:table-cell>
          <table:table-cell table:style-name="MONITORING.A2" office:value-type="string">
            <text:p text:style-name="P39">[TRAINEE]</text:p>
          </table:table-cell>
          <table:table-cell table:style-name="MONITORING.A2" office:value-type="string">
            <text:p text:style-name="P39">[JUNIOR]</text:p>
          </table:table-cell>
          <table:table-cell table:style-name="MONITORING.A2" office:value-type="string">
            <text:p text:style-name="P39">[PROFESSIONAL]</text:p>
          </table:table-cell>
          <table:table-cell table:style-name="MONITORING.A2" office:value-type="string">
            <text:p text:style-name="P39">[SENIOR]</text:p>
          </table:table-cell>
          <table:table-cell table:style-name="MONITORING.A2" office:value-type="string">
            <text:p text:style-name="P39">[EXPERT]</text:p>
          </table:table-cell>
          <table:table-cell table:style-name="MONITORING.J2" office:value-type="string">
            <text:p text:style-name="P37">[COMMENT]</text:p>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able:table-row>
          <table:table-cell table:style-name="STORAGE_2f_FILESERVICES.A1" table:number-columns-spanned="10" office:value-type="string">
            <text:p text:style-name="P42">Storage / File Services</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STORAGE_2f_FILESERVICES.A2" office:value-type="string">
            <text:p text:style-name="P37">[TOPIC]</text:p>
          </table:table-cell>
          <table:table-cell table:style-name="STORAGE_2f_FILESERVICES.A2" office:value-type="string">
            <text:p text:style-name="P37">[EXPERIENCE]</text:p>
          </table:table-cell>
          <table:table-cell table:style-name="STORAGE_2f_FILESERVICES.A2" office:value-type="string">
            <text:p text:style-name="P37">[PROJECTS]</text:p>
          </table:table-cell>
          <table:table-cell table:style-name="STORAGE_2f_FILESERVICES.A2" office:value-type="string">
            <text:p text:style-name="P37">[LAST_USE]</text:p>
          </table:table-cell>
          <table:table-cell table:style-name="STORAGE_2f_FILESERVICES.A2" office:value-type="string">
            <text:p text:style-name="P39">[TRAINEE]</text:p>
          </table:table-cell>
          <table:table-cell table:style-name="STORAGE_2f_FILESERVICES.A2" office:value-type="string">
            <text:p text:style-name="P39">[JUNIOR]</text:p>
          </table:table-cell>
          <table:table-cell table:style-name="STORAGE_2f_FILESERVICES.A2" office:value-type="string">
            <text:p text:style-name="P39">[PROFESSIONAL]</text:p>
          </table:table-cell>
          <table:table-cell table:style-name="STORAGE_2f_FILESERVICES.A2" office:value-type="string">
            <text:p text:style-name="P39">[SENIOR]</text:p>
          </table:table-cell>
          <table:table-cell table:style-name="STORAGE_2f_FILESERVICES.A2" office:value-type="string">
            <text:p text:style-name="P39">[EXPERT]</text:p>
          </table:table-cell>
          <table:table-cell table:style-name="STORAGE_2f_FILESERVICES.J2" office:value-type="string">
            <text:p text:style-name="P37">[COMMENT]</text:p>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42">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37">[TOPIC]</text:p>
          </table:table-cell>
          <table:table-cell table:style-name="PACKAGING.A2" office:value-type="string">
            <text:p text:style-name="P37">[EXPERIENCE]</text:p>
          </table:table-cell>
          <table:table-cell table:style-name="PACKAGING.A2" office:value-type="string">
            <text:p text:style-name="P37">[PROJECTS]</text:p>
          </table:table-cell>
          <table:table-cell table:style-name="PACKAGING.A2" office:value-type="string">
            <text:p text:style-name="P37">[LAST_USE]</text:p>
          </table:table-cell>
          <table:table-cell table:style-name="PACKAGING.A2" office:value-type="string">
            <text:p text:style-name="P39">[TRAINEE]</text:p>
          </table:table-cell>
          <table:table-cell table:style-name="PACKAGING.A2" office:value-type="string">
            <text:p text:style-name="P39">[JUNIOR]</text:p>
          </table:table-cell>
          <table:table-cell table:style-name="PACKAGING.A2" office:value-type="string">
            <text:p text:style-name="P39">[PROFESSIONAL]</text:p>
          </table:table-cell>
          <table:table-cell table:style-name="PACKAGING.A2" office:value-type="string">
            <text:p text:style-name="P39">[SENIOR]</text:p>
          </table:table-cell>
          <table:table-cell table:style-name="PACKAGING.A2" office:value-type="string">
            <text:p text:style-name="P39">[EXPERT]</text:p>
          </table:table-cell>
          <table:table-cell table:style-name="PACKAGING.J2" office:value-type="string">
            <text:p text:style-name="P37">[COMMENT]</text:p>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42">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37">[TOPIC]</text:p>
          </table:table-cell>
          <table:table-cell table:style-name="HOCHVERFüGBARKEIT.A2" office:value-type="string">
            <text:p text:style-name="P37">[EXPERIENCE]</text:p>
          </table:table-cell>
          <table:table-cell table:style-name="HOCHVERFüGBARKEIT.A2" office:value-type="string">
            <text:p text:style-name="P37">[PROJECTS]</text:p>
          </table:table-cell>
          <table:table-cell table:style-name="HOCHVERFüGBARKEIT.A2" office:value-type="string">
            <text:p text:style-name="P37">[LAST_USE]</text:p>
          </table:table-cell>
          <table:table-cell table:style-name="HOCHVERFüGBARKEIT.A2" office:value-type="string">
            <text:p text:style-name="P39">[TRAINEE]</text:p>
          </table:table-cell>
          <table:table-cell table:style-name="HOCHVERFüGBARKEIT.A2" office:value-type="string">
            <text:p text:style-name="P39">[JUNIOR]</text:p>
          </table:table-cell>
          <table:table-cell table:style-name="HOCHVERFüGBARKEIT.A2" office:value-type="string">
            <text:p text:style-name="P39">[PROFESSIONAL]</text:p>
          </table:table-cell>
          <table:table-cell table:style-name="HOCHVERFüGBARKEIT.A2" office:value-type="string">
            <text:p text:style-name="P39">[SENIOR]</text:p>
          </table:table-cell>
          <table:table-cell table:style-name="HOCHVERFüGBARKEIT.A2" office:value-type="string">
            <text:p text:style-name="P39">[EXPERT]</text:p>
          </table:table-cell>
          <table:table-cell table:style-name="HOCHVERFüGBARKEIT.J2" office:value-type="string">
            <text:p text:style-name="P37">[COMMENT]</text:p>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42">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37">[TOPIC]</text:p>
          </table:table-cell>
          <table:table-cell table:style-name="BACKUPSERVICES.A2" office:value-type="string">
            <text:p text:style-name="P37">[EXPERIENCE]</text:p>
          </table:table-cell>
          <table:table-cell table:style-name="BACKUPSERVICES.A2" office:value-type="string">
            <text:p text:style-name="P37">[PROJECTS]</text:p>
          </table:table-cell>
          <table:table-cell table:style-name="BACKUPSERVICES.A2" office:value-type="string">
            <text:p text:style-name="P37">[LAST_USE]</text:p>
          </table:table-cell>
          <table:table-cell table:style-name="BACKUPSERVICES.A2" office:value-type="string">
            <text:p text:style-name="P39">[TRAINEE]</text:p>
          </table:table-cell>
          <table:table-cell table:style-name="BACKUPSERVICES.A2" office:value-type="string">
            <text:p text:style-name="P39">[JUNIOR]</text:p>
          </table:table-cell>
          <table:table-cell table:style-name="BACKUPSERVICES.A2" office:value-type="string">
            <text:p text:style-name="P39">[PROFESSIONAL]</text:p>
          </table:table-cell>
          <table:table-cell table:style-name="BACKUPSERVICES.A2" office:value-type="string">
            <text:p text:style-name="P39">[SENIOR]</text:p>
          </table:table-cell>
          <table:table-cell table:style-name="BACKUPSERVICES.A2" office:value-type="string">
            <text:p text:style-name="P39">[EXPERT]</text:p>
          </table:table-cell>
          <table:table-cell table:style-name="BACKUPSERVICES.J2" office:value-type="string">
            <text:p text:style-name="P37">[COMMENT]</text:p>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42">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37">[TOPIC]</text:p>
          </table:table-cell>
          <table:table-cell table:style-name="MAILSERVICE.A2" office:value-type="string">
            <text:p text:style-name="P37">[EXPERIENCE]</text:p>
          </table:table-cell>
          <table:table-cell table:style-name="MAILSERVICE.A2" office:value-type="string">
            <text:p text:style-name="P37">[PROJECTS]</text:p>
          </table:table-cell>
          <table:table-cell table:style-name="MAILSERVICE.A2" office:value-type="string">
            <text:p text:style-name="P37">[LAST_USE]</text:p>
          </table:table-cell>
          <table:table-cell table:style-name="MAILSERVICE.A2" office:value-type="string">
            <text:p text:style-name="P39">[TRAINEE]</text:p>
          </table:table-cell>
          <table:table-cell table:style-name="MAILSERVICE.A2" office:value-type="string">
            <text:p text:style-name="P39">[JUNIOR]</text:p>
          </table:table-cell>
          <table:table-cell table:style-name="MAILSERVICE.A2" office:value-type="string">
            <text:p text:style-name="P39">[PROFESSIONAL]</text:p>
          </table:table-cell>
          <table:table-cell table:style-name="MAILSERVICE.A2" office:value-type="string">
            <text:p text:style-name="P39">[SENIOR]</text:p>
          </table:table-cell>
          <table:table-cell table:style-name="MAILSERVICE.A2" office:value-type="string">
            <text:p text:style-name="P39">[EXPERT]</text:p>
          </table:table-cell>
          <table:table-cell table:style-name="MAILSERVICE.J2" office:value-type="string">
            <text:p text:style-name="P37">[COMMENT]</text:p>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able:table-row>
          <table:table-cell table:style-name="WEB-_26_APPLICATION-SERVER.A1" table:number-columns-spanned="10" office:value-type="string">
            <text:p text:style-name="P42">Web- &amp; Application-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WEB-_26_APPLICATION-SERVER.A2" office:value-type="string">
            <text:p text:style-name="P38">[TOPIC]</text:p>
          </table:table-cell>
          <table:table-cell table:style-name="WEB-_26_APPLICATION-SERVER.A2" office:value-type="string">
            <text:p text:style-name="P38">[EXPERIENCE]</text:p>
          </table:table-cell>
          <table:table-cell table:style-name="WEB-_26_APPLICATION-SERVER.A2" office:value-type="string">
            <text:p text:style-name="P38">[PROJECTS]</text:p>
          </table:table-cell>
          <table:table-cell table:style-name="WEB-_26_APPLICATION-SERVER.A2" office:value-type="string">
            <text:p text:style-name="P38">[LAST_USE]</text:p>
          </table:table-cell>
          <table:table-cell table:style-name="WEB-_26_APPLICATION-SERVER.A2" office:value-type="string">
            <text:p text:style-name="P40">[TRAINEE]</text:p>
          </table:table-cell>
          <table:table-cell table:style-name="WEB-_26_APPLICATION-SERVER.A2" office:value-type="string">
            <text:p text:style-name="P40">[JUNIOR]</text:p>
          </table:table-cell>
          <table:table-cell table:style-name="WEB-_26_APPLICATION-SERVER.A2" office:value-type="string">
            <text:p text:style-name="P40">[PROFESSIONAL]</text:p>
          </table:table-cell>
          <table:table-cell table:style-name="WEB-_26_APPLICATION-SERVER.A2" office:value-type="string">
            <text:p text:style-name="P40">[SENIOR]</text:p>
          </table:table-cell>
          <table:table-cell table:style-name="WEB-_26_APPLICATION-SERVER.A2" office:value-type="string">
            <text:p text:style-name="P40">[EXPERT]</text:p>
          </table:table-cell>
          <table:table-cell table:style-name="WEB-_26_APPLICATION-SERVER.J2" office:value-type="string">
            <text:p text:style-name="P38">[COMMENT]</text:p>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42">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38">[TOPIC]</text:p>
          </table:table-cell>
          <table:table-cell table:style-name="DBSERVER.A2" office:value-type="string">
            <text:p text:style-name="P38">[EXPERIENCE]</text:p>
          </table:table-cell>
          <table:table-cell table:style-name="DBSERVER.A2" office:value-type="string">
            <text:p text:style-name="P38">[PROJECTS]</text:p>
          </table:table-cell>
          <table:table-cell table:style-name="DBSERVER.A2" office:value-type="string">
            <text:p text:style-name="P38">[LAST_USE]</text:p>
          </table:table-cell>
          <table:table-cell table:style-name="DBSERVER.A2" office:value-type="string">
            <text:p text:style-name="P40">[TRAINEE]</text:p>
          </table:table-cell>
          <table:table-cell table:style-name="DBSERVER.A2" office:value-type="string">
            <text:p text:style-name="P40">[JUNIOR]</text:p>
          </table:table-cell>
          <table:table-cell table:style-name="DBSERVER.A2" office:value-type="string">
            <text:p text:style-name="P40">[PROFESSIONAL]</text:p>
          </table:table-cell>
          <table:table-cell table:style-name="DBSERVER.A2" office:value-type="string">
            <text:p text:style-name="P40">[SENIOR]</text:p>
          </table:table-cell>
          <table:table-cell table:style-name="DBSERVER.A2" office:value-type="string">
            <text:p text:style-name="P40">[EXPERT]</text:p>
          </table:table-cell>
          <table:table-cell table:style-name="DBSERVER.J2" office:value-type="string">
            <text:p text:style-name="P38">[COMMENT]</text:p>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42">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45">[TOPIC]</text:p>
          </table:table-cell>
          <table:table-cell table:style-name="SECURITY.A2" office:value-type="string">
            <text:p text:style-name="P36">[EXPERIENCE]</text:p>
          </table:table-cell>
          <table:table-cell table:style-name="SECURITY.A2" office:value-type="string">
            <text:p text:style-name="P36">[PROJECTS]</text:p>
          </table:table-cell>
          <table:table-cell table:style-name="SECURITY.A2" office:value-type="string">
            <text:p text:style-name="P36">[LAST_USE]</text:p>
          </table:table-cell>
          <table:table-cell table:style-name="SECURITY.A2" office:value-type="string">
            <text:p text:style-name="P39">[TRAINEE]</text:p>
          </table:table-cell>
          <table:table-cell table:style-name="SECURITY.A2" office:value-type="string">
            <text:p text:style-name="P39">[JUNIOR]</text:p>
          </table:table-cell>
          <table:table-cell table:style-name="SECURITY.A2" office:value-type="string">
            <text:p text:style-name="P39">[PROFESSIONAL]</text:p>
          </table:table-cell>
          <table:table-cell table:style-name="SECURITY.A2" office:value-type="string">
            <text:p text:style-name="P39">[SENIOR]</text:p>
          </table:table-cell>
          <table:table-cell table:style-name="SECURITY.A2" office:value-type="string">
            <text:p text:style-name="P39">[EXPERT]</text:p>
          </table:table-cell>
          <table:table-cell table:style-name="SECURITY.J2" office:value-type="string">
            <text:p text:style-name="P36">[COMMENT]</text:p>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ext:soft-page-break/>
        <table:table-row>
          <table:table-cell table:style-name="SERVERVIRTUALISIERUNG.A1" table:number-columns-spanned="10" office:value-type="string">
            <text:p text:style-name="P42">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38">[TOPIC]</text:p>
          </table:table-cell>
          <table:table-cell table:style-name="SERVERVIRTUALISIERUNG.A2" office:value-type="string">
            <text:p text:style-name="P38">[EXPERIENCE]</text:p>
          </table:table-cell>
          <table:table-cell table:style-name="SERVERVIRTUALISIERUNG.A2" office:value-type="string">
            <text:p text:style-name="P38">[PROJECTS]</text:p>
          </table:table-cell>
          <table:table-cell table:style-name="SERVERVIRTUALISIERUNG.A2" office:value-type="string">
            <text:p text:style-name="P38">[LAST_USE]</text:p>
          </table:table-cell>
          <table:table-cell table:style-name="SERVERVIRTUALISIERUNG.A2" office:value-type="string">
            <text:p text:style-name="P40">[TRAINEE]</text:p>
          </table:table-cell>
          <table:table-cell table:style-name="SERVERVIRTUALISIERUNG.A2" office:value-type="string">
            <text:p text:style-name="P40">[JUNIOR]</text:p>
          </table:table-cell>
          <table:table-cell table:style-name="SERVERVIRTUALISIERUNG.A2" office:value-type="string">
            <text:p text:style-name="P40">[PROFESSIONAL]</text:p>
          </table:table-cell>
          <table:table-cell table:style-name="SERVERVIRTUALISIERUNG.A2" office:value-type="string">
            <text:p text:style-name="P40">[SENIOR]</text:p>
          </table:table-cell>
          <table:table-cell table:style-name="SERVERVIRTUALISIERUNG.A2" office:value-type="string">
            <text:p text:style-name="P40">[EXPERT]</text:p>
          </table:table-cell>
          <table:table-cell table:style-name="SERVERVIRTUALISIERUNG.J2" office:value-type="string">
            <text:p text:style-name="P38">[COMMENT]</text:p>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42">Cloud (Iaas / Paas)</text:p>
          </table:table-cell>
          <table:covered-table-cell/>
          <table:covered-table-cell/>
          <table:covered-table-cell/>
          <table:covered-table-cell/>
          <table:covered-table-cell/>
          <table:covered-table-cell/>
          <table:covered-table-cell/>
          <table:covered-table-cell/>
          <table:covered-table-cell/>
        </table:table-row>
        <table:table-row>
          <table:table-cell table:style-name="CLOUD_28_IAAS_2f_PAAS_29_.A2" office:value-type="string">
            <text:p text:style-name="P38">[TOPIC]</text:p>
          </table:table-cell>
          <table:table-cell table:style-name="CLOUD_28_IAAS_2f_PAAS_29_.A2" office:value-type="string">
            <text:p text:style-name="P38">[EXPERIENCE]</text:p>
          </table:table-cell>
          <table:table-cell table:style-name="CLOUD_28_IAAS_2f_PAAS_29_.A2" office:value-type="string">
            <text:p text:style-name="P38">[PROJECTS]</text:p>
          </table:table-cell>
          <table:table-cell table:style-name="CLOUD_28_IAAS_2f_PAAS_29_.A2" office:value-type="string">
            <text:p text:style-name="P38">[LAST_USE]</text:p>
          </table:table-cell>
          <table:table-cell table:style-name="CLOUD_28_IAAS_2f_PAAS_29_.A2" office:value-type="string">
            <text:p text:style-name="P40">[TRAINEE]</text:p>
          </table:table-cell>
          <table:table-cell table:style-name="CLOUD_28_IAAS_2f_PAAS_29_.A2" office:value-type="string">
            <text:p text:style-name="P40">[JUNIOR]</text:p>
          </table:table-cell>
          <table:table-cell table:style-name="CLOUD_28_IAAS_2f_PAAS_29_.A2" office:value-type="string">
            <text:p text:style-name="P40">[PROFESSIONAL]</text:p>
          </table:table-cell>
          <table:table-cell table:style-name="CLOUD_28_IAAS_2f_PAAS_29_.A2" office:value-type="string">
            <text:p text:style-name="P40">[SENIOR]</text:p>
          </table:table-cell>
          <table:table-cell table:style-name="CLOUD_28_IAAS_2f_PAAS_29_.A2" office:value-type="string">
            <text:p text:style-name="P40">[EXPERT]</text:p>
          </table:table-cell>
          <table:table-cell table:style-name="CLOUD_28_IAAS_2f_PAAS_29_.J2" office:value-type="string">
            <text:p text:style-name="P38">[COMMENT]</text:p>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42">Tools</text:p>
          </table:table-cell>
          <table:covered-table-cell/>
          <table:covered-table-cell/>
          <table:covered-table-cell/>
          <table:covered-table-cell/>
          <table:covered-table-cell/>
          <table:covered-table-cell/>
          <table:covered-table-cell/>
          <table:covered-table-cell/>
          <table:covered-table-cell/>
        </table:table-row>
        <table:table-row>
          <table:table-cell table:style-name="TOOLS.A2" office:value-type="string">
            <text:p text:style-name="P38">[TOPIC]</text:p>
          </table:table-cell>
          <table:table-cell table:style-name="TOOLS.A2" office:value-type="string">
            <text:p text:style-name="P38">[EXPERIENCE]</text:p>
          </table:table-cell>
          <table:table-cell table:style-name="TOOLS.A2" office:value-type="string">
            <text:p text:style-name="P38">[PROJECTS]</text:p>
          </table:table-cell>
          <table:table-cell table:style-name="TOOLS.A2" office:value-type="string">
            <text:p text:style-name="P38">[LAST_USE]</text:p>
          </table:table-cell>
          <table:table-cell table:style-name="TOOLS.A2" office:value-type="string">
            <text:p text:style-name="P40">[TRAINEE]</text:p>
          </table:table-cell>
          <table:table-cell table:style-name="TOOLS.A2" office:value-type="string">
            <text:p text:style-name="P40">[JUNIOR]</text:p>
          </table:table-cell>
          <table:table-cell table:style-name="TOOLS.A2" office:value-type="string">
            <text:p text:style-name="P40">[PROFESSIONAL]</text:p>
          </table:table-cell>
          <table:table-cell table:style-name="TOOLS.A2" office:value-type="string">
            <text:p text:style-name="P40">[SENIOR]</text:p>
          </table:table-cell>
          <table:table-cell table:style-name="TOOLS.A2" office:value-type="string">
            <text:p text:style-name="P40">[EXPERT]</text:p>
          </table:table-cell>
          <table:table-cell table:style-name="TOOLS.J2" office:value-type="string">
            <text:p text:style-name="P38">[COMMENT]</text:p>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42">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46">[TOPIC]</text:p>
          </table:table-cell>
          <table:table-cell table:style-name="PROGRAMMIER-UNDSCRIPT-SPRACHEN.A2" office:value-type="string">
            <text:p text:style-name="P36">[EXPERIENCE]</text:p>
          </table:table-cell>
          <table:table-cell table:style-name="PROGRAMMIER-UNDSCRIPT-SPRACHEN.A2" office:value-type="string">
            <text:p text:style-name="P36">[PROJECTS]</text:p>
          </table:table-cell>
          <table:table-cell table:style-name="PROGRAMMIER-UNDSCRIPT-SPRACHEN.A2" office:value-type="string">
            <text:p text:style-name="P36">[LAST_USE]</text:p>
          </table:table-cell>
          <table:table-cell table:style-name="PROGRAMMIER-UNDSCRIPT-SPRACHEN.A2" office:value-type="string">
            <text:p text:style-name="P39">[TRAINEE]</text:p>
          </table:table-cell>
          <table:table-cell table:style-name="PROGRAMMIER-UNDSCRIPT-SPRACHEN.A2" office:value-type="string">
            <text:p text:style-name="P39">[JUNIOR]</text:p>
          </table:table-cell>
          <table:table-cell table:style-name="PROGRAMMIER-UNDSCRIPT-SPRACHEN.A2" office:value-type="string">
            <text:p text:style-name="P39">[PROFESSIONAL]</text:p>
          </table:table-cell>
          <table:table-cell table:style-name="PROGRAMMIER-UNDSCRIPT-SPRACHEN.A2" office:value-type="string">
            <text:p text:style-name="P39">[SENIOR]</text:p>
          </table:table-cell>
          <table:table-cell table:style-name="PROGRAMMIER-UNDSCRIPT-SPRACHEN.A2" office:value-type="string">
            <text:p text:style-name="P39">[EXPERT]</text:p>
          </table:table-cell>
          <table:table-cell table:style-name="PROGRAMMIER-UNDSCRIPT-SPRACHEN.J2" office:value-type="string">
            <text:p text:style-name="P36">[COMMENT]</text:p>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42">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38">[TOPIC]</text:p>
          </table:table-cell>
          <table:table-cell table:style-name="VERSIONCONTROL.A2" office:value-type="string">
            <text:p text:style-name="P38">[EXPERIENCE]</text:p>
          </table:table-cell>
          <table:table-cell table:style-name="VERSIONCONTROL.A2" office:value-type="string">
            <text:p text:style-name="P38">[PROJECTS]</text:p>
          </table:table-cell>
          <table:table-cell table:style-name="VERSIONCONTROL.A2" office:value-type="string">
            <text:p text:style-name="P38">[LAST_USE]</text:p>
          </table:table-cell>
          <table:table-cell table:style-name="VERSIONCONTROL.A2" office:value-type="string">
            <text:p text:style-name="P40">[TRAINEE]</text:p>
          </table:table-cell>
          <table:table-cell table:style-name="VERSIONCONTROL.A2" office:value-type="string">
            <text:p text:style-name="P40">[JUNIOR]</text:p>
          </table:table-cell>
          <table:table-cell table:style-name="VERSIONCONTROL.A2" office:value-type="string">
            <text:p text:style-name="P40">[PROFESSIONAL]</text:p>
          </table:table-cell>
          <table:table-cell table:style-name="VERSIONCONTROL.A2" office:value-type="string">
            <text:p text:style-name="P40">[SENIOR]</text:p>
          </table:table-cell>
          <table:table-cell table:style-name="VERSIONCONTROL.A2" office:value-type="string">
            <text:p text:style-name="P40">[EXPERT]</text:p>
          </table:table-cell>
          <table:table-cell table:style-name="VERSIONCONTROL.J2" office:value-type="string">
            <text:p text:style-name="P38">[COMMENT]</text:p>
          </table:table-cell>
        </table:table-row>
      </table:table>
      <text:h text:style-name="P47"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1">Name</text:p>
            </table:table-cell>
            <table:table-cell table:style-name="Tabelle8.A1" office:value-type="string">
              <text:p text:style-name="P31">Jahr</text:p>
            </table:table-cell>
            <table:table-cell table:style-name="Tabelle8.C1" office:value-type="string">
              <text:p text:style-name="P31">Beschreibung</text:p>
            </table:table-cell>
          </table:table-row>
        </table:table-header-rows>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6">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0T10:59:06.153482026">20170620</text:date></text:span><text:span text:style-name="MT1">w</text:span><text:span text:style-name="MT1"><text:word-count>451</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4</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15"><draw:image xlink:href="Pictures/1000689D0000222D000008EE9F6254B6.sv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0T10:59:06.110532808</dc:date>
    <meta:editing-cycles>245</meta:editing-cycles>
    <meta:editing-duration>P1DT5H8M30S</meta:editing-duration>
    <dc:creator>Felix Ammann</dc:creator>
    <meta:document-statistic meta:table-count="25" meta:image-count="1" meta:object-count="1" meta:page-count="4" meta:paragraph-count="245" meta:word-count="451" meta:character-count="3654" meta:non-whitespace-character-count="3431"/>
    <meta:user-defined meta:name="Info 1">Fachwissens-Skala Entwicklung</meta:user-defined>
    <meta:user-defined meta:name="Info 2">2.4</meta:user-defined>
    <meta:user-defined meta:name="Info 3"/>
    <meta:user-defined meta:name="Info 4"/>
  </office:meta>
</office:document-meta>
</file>